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Bitstream Vera Sans Mono', 'Courier New', Courier, monospace"/>
    <style:font-face style:name="Verdana" svg:font-family="Verdana, Arial, Helvetica, sans-serif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3.4632in" table:align="left"/>
    </style:style>
    <style:style style:name="Table1.A" style:family="table-column">
      <style:table-column-properties style:column-width="0.0972in"/>
    </style:style>
    <style:style style:name="Table1.B" style:family="table-column">
      <style:table-column-properties style:column-width="3.366in"/>
    </style:style>
    <style:style style:name="Table1.A1" style:family="table-cell">
      <style:table-cell-properties style:vertical-align="middle" fo:padding-left="0.1458in" fo:padding-right="0.1458in" fo:padding-top="0.0833in" fo:padding-bottom="0.0833in" fo:border="0.05pt solid #c0c0c0"/>
    </style:style>
    <style:style style:name="Table2" style:family="table">
      <style:table-properties style:width="5.0049in" table:align="left"/>
    </style:style>
    <style:style style:name="Table2.A" style:family="table-column">
      <style:table-column-properties style:column-width="0.0972in"/>
    </style:style>
    <style:style style:name="Table2.B" style:family="table-column">
      <style:table-column-properties style:column-width="4.9076in"/>
    </style:style>
    <style:style style:name="Table2.A1" style:family="table-cell">
      <style:table-cell-properties style:vertical-align="middle" fo:padding-left="0.1458in" fo:padding-right="0.1458in" fo:padding-top="0.0833in" fo:padding-bottom="0.0833in" fo:border="0.05pt solid #c0c0c0"/>
    </style:style>
    <style:style style:name="Table3" style:family="table">
      <style:table-properties style:width="3.3271in" table:align="left"/>
    </style:style>
    <style:style style:name="Table3.A" style:family="table-column">
      <style:table-column-properties style:column-width="0.0972in"/>
    </style:style>
    <style:style style:name="Table3.B" style:family="table-column">
      <style:table-column-properties style:column-width="3.2299in"/>
    </style:style>
    <style:style style:name="Table3.A1" style:family="table-cell">
      <style:table-cell-properties style:vertical-align="middle" fo:padding-left="0.1458in" fo:padding-right="0.1458in" fo:padding-top="0.0833in" fo:padding-bottom="0.0833in" fo:border="0.05pt solid #c0c0c0"/>
    </style:style>
    <style:style style:name="Table4" style:family="table">
      <style:table-properties style:width="5.3132in" table:align="left"/>
    </style:style>
    <style:style style:name="Table4.A" style:family="table-column">
      <style:table-column-properties style:column-width="0.0972in"/>
    </style:style>
    <style:style style:name="Table4.B" style:family="table-column">
      <style:table-column-properties style:column-width="5.216in"/>
    </style:style>
    <style:style style:name="Table4.A1" style:family="table-cell">
      <style:table-cell-properties style:vertical-align="middle" fo:padding-left="0.1458in" fo:padding-right="0.1458in" fo:padding-top="0.0833in" fo:padding-bottom="0.0833in" fo:border="0.05pt solid #c0c0c0"/>
    </style:style>
    <style:style style:name="P1" style:family="paragraph" style:parent-style-name="Text_20_body">
      <style:paragraph-properties fo:margin-left="0.1043in" fo:margin-right="0.1043in" fo:margin-top="0.1043in" fo:margin-bottom="0.1043in" loext:contextual-spacing="false" fo:line-height="150%" fo:text-indent="0in" style:auto-text-indent="false" fo:padding="0in" fo:border="none"/>
      <style:text-properties fo:color="#000000" loext:padding="0in" loext:border="none"/>
    </style:style>
    <style:style style:name="P2" style:family="paragraph" style:parent-style-name="Text_20_body">
      <style:paragraph-properties fo:margin-left="0.1043in" fo:margin-right="0.1043in" fo:margin-top="0.1043in" fo:margin-bottom="0.1043in" loext:contextual-spacing="false" fo:line-height="150%" fo:text-indent="0in" style:auto-text-indent="false" fo:padding="0in" fo:border="none"/>
      <style:text-properties fo:font-variant="normal" fo:text-transform="none" fo:color="#000000" fo:letter-spacing="normal" loext:padding="0in" loext:border="none"/>
    </style:style>
    <style:style style:name="P3" style:family="paragraph" style:parent-style-name="Text_20_body">
      <style:paragraph-properties fo:margin-left="0.1043in" fo:margin-right="0.1043in" fo:margin-top="0.1043in" fo:margin-bottom="0.1043in" loext:contextual-spacing="false" fo:line-height="150%" fo:text-align="start" style:justify-single-word="false" fo:orphans="2" fo:widows="2" fo:text-indent="0in" style:auto-text-indent="false" fo:padding="0in" fo:border="none"/>
    </style:style>
    <style:style style:name="P4" style:family="paragraph" style:parent-style-name="Text_20_body">
      <style:paragraph-properties fo:margin-left="0.1043in" fo:margin-right="0.1043in" fo:margin-top="0in" fo:margin-bottom="0in" loext:contextual-spacing="false" fo:line-height="150%" fo:text-indent="0in" style:auto-text-indent="false" fo:padding="0in" fo:border="none"/>
    </style:style>
    <style:style style:name="P5" style:family="paragraph" style:parent-style-name="Text_20_body">
      <style:paragraph-properties fo:margin-left="0.1043in" fo:margin-right="0.1043in" fo:margin-top="0in" fo:margin-bottom="0in" loext:contextual-spacing="false" fo:line-height="150%" fo:text-align="start" style:justify-single-word="false" fo:orphans="2" fo:widows="2" fo:text-indent="0in" style:auto-text-indent="false" fo:padding="0in" fo:border="none"/>
    </style:style>
    <style:style style:name="P6" style:family="paragraph" style:parent-style-name="Heading_20_1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/>
    </style:style>
    <style:style style:name="P7" style:family="paragraph" style:parent-style-name="Table_20_Contents">
      <style:paragraph-properties fo:margin-left="0in" fo:margin-right="0in" fo:margin-top="0in" fo:margin-bottom="0in" loext:contextual-spacing="false" fo:text-align="end" style:justify-single-word="false" fo:text-indent="0in" style:auto-text-indent="false"/>
      <style:text-properties fo:font-variant="normal" fo:text-transform="none" fo:color="#afafaf" style:font-name="Consolas" fo:font-size="9pt" fo:font-style="normal" fo:font-weight="normal" fo:background-color="#f4f4f4" loext:padding="0in" loext:border="none"/>
    </style:style>
    <style:style style:name="P8" style:family="paragraph" style:parent-style-name="Table_20_Contents">
      <style:paragraph-properties fo:margin-left="0in" fo:margin-right="0in" fo:margin-top="0in" fo:margin-bottom="0in" loext:contextual-spacing="false" fo:text-align="end" style:justify-single-word="false" fo:text-indent="0in" style:auto-text-indent="false"/>
      <style:text-properties fo:font-variant="normal" fo:text-transform="none" fo:color="#afafaf" style:font-name="Consolas" fo:font-size="9pt" fo:font-style="normal" fo:font-weight="normal" fo:background-color="#ffffff" loext:padding="0in" loext:border="none"/>
    </style:style>
    <style:style style:name="P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</style:style>
    <style:style style:name="T1" style:family="text">
      <style:text-properties loext:padding="0in" loext:border="none"/>
    </style:style>
    <style:style style:name="T2" style:family="text">
      <style:text-properties style:font-name="Verdana" fo:font-size="9.75pt" fo:font-style="normal" fo:font-weight="normal"/>
    </style:style>
    <style:style style:name="T3" style:family="text">
      <style:text-properties style:font-name-asian="Verdana" style:font-size-asian="9.75pt" style:font-style-asian="normal" style:font-weight-asian="normal"/>
    </style:style>
    <style:style style:name="T4" style:family="text">
      <style:text-properties fo:font-variant="normal" fo:text-transform="none" fo:color="#075db3" style:text-line-through-style="none" style:text-line-through-type="none" style:font-name="Verdana" fo:font-size="10.5pt" fo:letter-spacing="normal" fo:font-style="normal" style:text-underline-style="none" fo:font-weight="bold" style:text-blinking="false" loext:padding="0in" loext:border="none"/>
    </style:style>
    <style:style style:name="T5" style:family="text">
      <style:text-properties fo:font-variant="normal" fo:text-transform="none" fo:color="#075db3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 loext:padding="0in" loext:border="none"/>
    </style:style>
    <style:style style:name="T6" style:family="text">
      <style:text-properties fo:font-variant="normal" fo:text-transform="none" fo:color="#075db3" style:font-name="Verdana" fo:font-size="9.75pt" fo:letter-spacing="normal" fo:font-style="normal" style:text-underline-style="solid" style:text-underline-width="auto" style:text-underline-color="font-color" fo:font-weight="normal" loext:padding="0in" loext:border="none"/>
    </style:style>
    <style:style style:name="T7" style:family="text">
      <style:text-properties fo:font-variant="normal" fo:text-transform="none" fo:color="#ff0000" style:font-name="Verdana" fo:font-size="9.75pt" fo:letter-spacing="normal" fo:font-style="normal" fo:font-weight="normal" loext:padding="0in" loext:border="none"/>
    </style:style>
    <style:style style:name="T8" style:family="text">
      <style:text-properties fo:font-variant="normal" fo:text-transform="none" fo:color="#ff0000" fo:letter-spacing="normal" style:font-name-asian="Verdana" style:font-size-asian="9.75pt" style:font-style-asian="normal" style:font-weight-asian="normal" loext:padding="0in" loext:border="none"/>
    </style:style>
    <style:style style:name="T9" style:family="text">
      <style:text-properties fo:font-variant="normal" fo:text-transform="none" fo:color="#000000" style:font-name="Verdana" fo:font-size="9.75pt" fo:letter-spacing="normal" fo:font-style="normal" fo:font-weight="normal" loext:padding="0in" loext:border="none"/>
    </style:style>
    <style:style style:name="T10" style:family="text">
      <style:text-properties fo:font-variant="normal" fo:text-transform="none" fo:color="#000000" style:font-name="Verdana" fo:font-size="9.75pt" fo:letter-spacing="normal" fo:font-style="normal" fo:font-weight="normal" fo:background-color="#ffff99" loext:char-shading-value="0" loext:padding="0in" loext:border="none"/>
    </style:style>
    <style:style style:name="T11" style:family="text">
      <style:text-properties fo:font-variant="normal" fo:text-transform="none" fo:color="#000000" style:font-name="Verdana" fo:font-size="9.75pt" fo:letter-spacing="normal" fo:font-style="normal" fo:font-weight="normal" fo:background-color="#ffff99" loext:char-shading-value="0" style:font-name-asian="Verdana" style:font-size-asian="9.75pt" style:font-style-asian="normal" style:font-weight-asian="normal" style:font-name-complex="Verdana" style:font-size-complex="9.75pt" style:font-style-complex="normal" style:font-weight-complex="normal" loext:padding="0in" loext:border="none"/>
    </style:style>
    <style:style style:name="T12" style:family="text">
      <style:text-properties fo:font-variant="normal" fo:text-transform="none" fo:color="#000000" style:font-name="Verdana" fo:font-size="9.75pt" fo:letter-spacing="normal" fo:font-style="normal" fo:font-weight="normal" style:font-name-asian="Verdana" style:font-size-asian="9.75pt" style:font-style-asian="normal" style:font-weight-asian="normal" style:font-name-complex="Verdana" style:font-size-complex="9.75pt" style:font-style-complex="normal" style:font-weight-complex="normal" loext:padding="0in" loext:border="none"/>
    </style:style>
    <style:style style:name="T13" style:family="text">
      <style:text-properties fo:font-variant="normal" fo:text-transform="none" fo:color="#000000" style:font-name="Verdana" fo:font-size="9.75pt" fo:letter-spacing="normal" fo:font-style="normal" style:text-underline-style="solid" style:text-underline-width="auto" style:text-underline-color="font-color" fo:font-weight="normal" style:font-name-asian="Verdana" style:font-size-asian="9.75pt" style:font-style-asian="normal" style:font-weight-asian="normal" style:font-name-complex="Verdana" style:font-size-complex="9.75pt" style:font-style-complex="normal" style:font-weight-complex="normal" loext:padding="0in" loext:border="none"/>
    </style:style>
    <style:style style:name="T14" style:family="text">
      <style:text-properties fo:font-variant="normal" fo:text-transform="none" fo:color="#000000" fo:letter-spacing="normal" style:font-name-asian="Verdana" style:font-size-asian="9.75pt" style:font-style-asian="normal" style:font-weight-asian="normal" loext:padding="0in" loext:border="none"/>
    </style:style>
    <style:style style:name="T15" style:family="text">
      <style:text-properties fo:font-variant="normal" fo:text-transform="none" fo:color="#000000" fo:letter-spacing="normal" fo:background-color="#ffff99" loext:char-shading-value="0" style:font-name-asian="Verdana" style:font-size-asian="9.75pt" style:font-style-asian="normal" style:font-weight-asian="normal" loext:padding="0in" loext:border="none"/>
    </style:style>
    <style:style style:name="T16" style:family="text">
      <style:text-properties fo:font-variant="normal" fo:text-transform="none" fo:color="#000000" style:font-name="Consolas" fo:font-size="9pt" fo:font-style="normal" fo:font-weight="normal" fo:background-color="#f4f4f4" loext:char-shading-value="0" loext:padding="0in" loext:border="none"/>
    </style:style>
    <style:style style:name="T17" style:family="text">
      <style:text-properties fo:font-variant="normal" fo:text-transform="none" fo:color="#000000" style:font-name="Consolas" fo:font-size="9pt" fo:font-style="normal" fo:font-weight="normal" fo:background-color="#ffffff" loext:char-shading-value="0" loext:padding="0in" loext:border="none"/>
    </style:style>
    <style:style style:name="T18" style:family="text">
      <style:text-properties fo:font-variant="normal" fo:text-transform="none" fo:color="#ff6600" style:font-name="Verdana" fo:font-size="9.75pt" fo:letter-spacing="normal" fo:font-style="normal" fo:font-weight="normal" loext:padding="0in" loext:border="none"/>
    </style:style>
    <style:style style:name="T19" style:family="text">
      <style:text-properties fo:font-variant="normal" fo:text-transform="none" fo:color="#ff00ff" style:font-name="Verdana" fo:font-size="9.75pt" fo:letter-spacing="normal" fo:font-style="normal" fo:font-weight="normal" loext:padding="0in" loext:border="none"/>
    </style:style>
    <style:style style:name="T20" style:family="text">
      <style:text-properties fo:font-variant="normal" fo:text-transform="none" fo:color="#afafaf" style:font-name="Consolas" fo:font-size="9pt" fo:font-style="normal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21" style:family="text">
      <style:text-properties fo:font-variant="normal" fo:text-transform="none" fo:color="#ff1493" style:font-name="Consolas" fo:font-size="9pt" fo:font-style="normal" fo:font-weight="normal" fo:background-color="#f4f4f4" loext:char-shading-value="0" loext:padding="0in" loext:border="none"/>
    </style:style>
    <style:style style:name="T22" style:family="text">
      <style:text-properties fo:font-variant="normal" fo:text-transform="none" style:font-name="Consolas" fo:font-size="9pt" fo:font-style="normal" fo:font-weight="normal" fo:background-color="#f4f4f4" loext:char-shading-value="0" loext:padding="0in" loext:border="none"/>
    </style:style>
    <style:style style:name="T23" style:family="text">
      <style:text-properties fo:font-variant="normal" fo:text-transform="none" style:font-name="Consolas" fo:font-size="9pt" fo:font-style="normal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24" style:family="text">
      <style:text-properties fo:font-size="9.75pt"/>
    </style:style>
    <style:style style:name="T25" style:family="text">
      <style:text-properties style:font-size-asian="9.75pt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fo:background-color="#ffffff" fo:margin-left="0in" fo:margin-right="0in" style:editable="false">
        <style:columns fo:column-count="1" fo:column-gap="0in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 </text:p>
      <text:section text:style-name="Sect1" text:name="cnblogs_post_body">
        <text:p text:style-name="P2"><text:span text:style-name="T3">本地电脑之前安装的是</text:span><text:span text:style-name="T2">win10,</text:span><text:span text:style-name="T3">疲于</text:span><text:span text:style-name="T2">win10</text:span><text:span text:style-name="T3">频繁的更新和各种兼容问题，果断放弃</text:span><text:span text:style-name="T2">win10</text:span><text:span text:style-name="T3">系统，安装了</text:span><text:span text:style-name="T2">Ubuntu 16.04</text:span><text:span text:style-name="T3">系统，现在微信、</text:span><text:span text:style-name="T2">QQ</text:span><text:span text:style-name="T3">、钉钉、</text:span><text:span text:style-name="T2">WPS</text:span><text:span text:style-name="T3">等都已支持</text:span><text:span text:style-name="T2">linux</text:span><text:span text:style-name="T3">版本，所以在</text:span><text:span text:style-name="T2">Ubuntu</text:span><text:span text:style-name="T3">下进行日常运维操作完全不是问题。虽然在</text:span><text:span text:style-name="T2">Ubuntu</text:span><text:span text:style-name="T3">的</text:span><text:span text:style-name="T2">terminel</text:span><text:span text:style-name="T3">终端里可以进行</text:span><text:span text:style-name="T2">ssh</text:span><text:span text:style-name="T3">远程连接，但由于之前习惯了</text:span><text:span text:style-name="T2">secureCRT</text:span><text:span text:style-name="T3">工具，所以还是决定在</text:span><text:span text:style-name="T2">Ubuntu</text:span><text:span text:style-name="T3">下安装</text:span><text:span text:style-name="T2">secureCRT</text:span><text:span text:style-name="T3">，下面是操作记录：</text:span></text:p>
        <text:p text:style-name="P4"><text:span text:style-name="Strong_20_Emphasis"><text:span text:style-name="T7">1</text:span></text:span><text:span text:style-name="Strong_20_Emphasis"><text:span text:style-name="T8">）安装</text:span></text:span><text:span text:style-name="Strong_20_Emphasis"><text:span text:style-name="T7">secureCRT</text:span></text:span><text:span text:style-name="Strong_20_Emphasis"><text:span text:style-name="T8">和</text:span></text:span><text:span text:style-name="Strong_20_Emphasis"><text:span text:style-name="T7">secureFX</text:span></text:span><text:span text:style-name="T9"><text:line-break/></text:span><text:span text:style-name="T14">官网下载地址：</text:span><text:a xlink:type="simple" xlink:href="https://www.vandyke.com/download/index.html%20" office:target-frame-name="_blank" xlink:show="new" text:style-name="Internet_20_link" text:visited-style-name="Visited_20_Internet_20_Link"><text:span text:style-name="T6">https://www.vandyke.com/download/index.html</text:span></text:a><text:span text:style-name="T9"><text:line-break/></text:span><text:span text:style-name="T14">直接到官网上下载就可以，下载过程可能会提示你要先注册，没关系，直接注册，然后再下载。</text:span><text:span text:style-name="T9"><text:line-break/></text:span><text:span text:style-name="T14">我直接下载的是</text:span><text:span text:style-name="T9">secureCRT+secureFX</text:span><text:span text:style-name="T14">的</text:span><text:span text:style-name="Strong_20_Emphasis"><text:span text:style-name="T14">合体包</text:span></text:span><text:span text:style-name="T14">：</text:span><text:span text:style-name="T18">scrt-sfx-8.3.4-1699.ubuntu16-64.x86_64.deb</text:span><text:span text:style-name="T9"><text:line-break/></text:span><text:span text:style-name="T14">放到百度云盘里的地址：</text:span><text:a xlink:type="simple" xlink:href="https://pan.baidu.com/s/1EwVjFlkDdbmKPfQXDgGKEQ" office:target-frame-name="_blank" xlink:show="new" text:style-name="Internet_20_link" text:visited-style-name="Visited_20_Internet_20_Link"><text:span text:style-name="T6">https://pan.baidu.com/s/1EwVjFlkDdbmKPfQXDgGKEQ</text:span></text:a><text:span text:style-name="T9"><text:line-break/></text:span><text:span text:style-name="T14">提取密码：</text:span><text:span text:style-name="Strong_20_Emphasis"><text:span text:style-name="T19">mw4c</text:span></text:span></text:p>
        <text:p text:style-name="P4"><text:span text:style-name="Strong_20_Emphasis"><text:span text:style-name="T7">2</text:span></text:span><text:span text:style-name="Strong_20_Emphasis"><text:span text:style-name="T8">）直接进行安装</text:span></text:span><text:span text:style-name="T9"><text:line-break/>sudo dpkg -i scrt-sfx-8.3.4-1699.ubuntu16-64.x86_64.deb<text:line-break/></text:span><text:span text:style-name="T14">安装后，到</text:span><text:span text:style-name="T9">ubuntu</text:span><text:span text:style-name="T14">的应用搜索里就能找到</text:span><text:span text:style-name="T9">secureCRT</text:span><text:span text:style-name="T14">和</text:span><text:span text:style-name="T9">secureFX</text:span><text:span text:style-name="T14">工具了。</text:span><text:span text:style-name="T9"><text:line-break/></text:span><text:span text:style-name="T14">安装完成之后，必须保证先安装了</text:span><text:span text:style-name="T9">openSSH </text:span><text:span text:style-name="T14">并启动了</text:span><text:span text:style-name="T9">ssh</text:span><text:span text:style-name="T14">服务，才能进行</text:span><text:span text:style-name="T9">ssh</text:span><text:span text:style-name="T14">连接上的。</text:span><text:span text:style-name="T9"><text:line-break/>sudo apt-get install openssh-server<text:line-break/>ps -e |grep ssh</text:span></text:p>
        <text:p text:style-name="P4"><text:span text:style-name="Strong_20_Emphasis"><text:span text:style-name="T7">3</text:span></text:span><text:span text:style-name="Strong_20_Emphasis"><text:span text:style-name="T8">）</text:span></text:span><text:span text:style-name="Strong_20_Emphasis"><text:span text:style-name="T7">secureCRT</text:span></text:span><text:span text:style-name="Strong_20_Emphasis"><text:span text:style-name="T8">和</text:span></text:span><text:span text:style-name="Strong_20_Emphasis"><text:span text:style-name="T7">secureFX</text:span></text:span><text:span text:style-name="Strong_20_Emphasis"><text:span text:style-name="T8">的</text:span></text:span><text:span text:style-name="Strong_20_Emphasis"><text:span text:style-name="T7">License</text:span></text:span><text:span text:style-name="Strong_20_Emphasis"><text:span text:style-name="T8">破解</text:span></text:span><text:span text:style-name="T9"><text:line-break/></text:span><text:span text:style-name="T10">3.1) </text:span><text:span text:style-name="T15">首先要运行破解</text:span><text:span text:style-name="T10">secureCRT</text:span><text:span text:style-name="T15">脚本</text:span><text:span text:style-name="T9"><text:line-break/></text:span><text:span text:style-name="T14">下载地址：</text:span><text:a xlink:type="simple" xlink:href="https://pan.baidu.com/s/1MHsNtCEzTlK8jWXV3nsW4g" office:target-frame-name="_blank" xlink:show="new" text:style-name="Internet_20_link" text:visited-style-name="Visited_20_Internet_20_Link"><text:span text:style-name="T6">https://pan.baidu.com/s/1MHsNtCEzTlK8jWXV3nsW4g</text:span></text:a><text:span text:style-name="T9"><text:line-break/></text:span><text:span text:style-name="T14">提取密码：</text:span><text:span text:style-name="T9">5tu1</text:span></text:p>
        <text:section text:style-name="Sect2" text:name="highlighter_663416">
          <table:table table:name="Table1" table:style-name="Table1">
            <table:table-column table:style-name="Table1.A"/>
            <table:table-column table:style-name="Table1.B"/>
            <table:table-row>
              <table:table-cell table:style-name="Table1.A1" office:value-type="string">
                <text:p text:style-name="P7">1</text:p>
              </table:table-cell>
              <table:table-cell table:style-name="Table1.A1" office:value-type="string">
                <text:p text:style-name="P9"><text:span text:style-name="Source_20_Text"><text:span text:style-name="T21">sudo</text:span></text:span><text:span text:style-name="T22"> </text:span><text:span text:style-name="Source_20_Text"><text:span text:style-name="T16">perl securecrt_linux_crack.pl /usr/bin/SecureCRT</text:span></text:span></text:p>
              </table:table-cell>
            </table:table-row>
          </table:table>
        </text:section>
        <text:p text:style-name="P5"><text:span text:style-name="T12">上面脚本执行后, 就可以按照下面的信息去</text:span><text:span text:style-name="Strong_20_Emphasis"><text:span text:style-name="T12">填写secureCRT的License信息</text:span></text:span><text:span text:style-name="T12">了</text:span></text:p>
        <text:section text:style-name="Sect2" text:name="highlighter_481260">
          <table:table table:name="Table2" table:style-name="Table2">
            <table:table-column table:style-name="Table2.A"/>
            <table:table-column table:style-name="Table2.B"/>
            <table:table-row>
              <table:table-cell table:style-name="Table2.A1" office:value-type="string">
                <text:p text:style-name="P7">1</text:p>
                <text:p text:style-name="P8">2</text:p>
                <text:p text:style-name="P7">3</text:p>
                <text:p text:style-name="P8">4</text:p>
                <text:p text:style-name="P7">5</text:p>
              </table:table-cell>
              <table:table-cell table:style-name="Table2.A1" office:value-type="string">
                <text:p text:style-name="P9"><text:span text:style-name="Source_20_Text"><text:span text:style-name="T16">Name: ygeR</text:span></text:span></text:p>
                <text:p text:style-name="P9"><text:span text:style-name="Source_20_Text"><text:span text:style-name="T17">Company: TEAM ZWT</text:span></text:span></text:p>
                <text:p text:style-name="P9"><text:span text:style-name="Source_20_Text"><text:span text:style-name="T16">Serial Number:03-36-338639</text:span></text:span></text:p>
                <text:p text:style-name="P9"><text:span text:style-name="Source_20_Text"><text:span text:style-name="T17">License Key: ADJE19 7U19YF 46RJWC 3CGK73 ADF3GN S66TJJ YU7BJP 6WJF1G</text:span></text:span></text:p>
                <text:p text:style-name="P9"><text:span text:style-name="Source_20_Text"><text:span text:style-name="T16">Issue Date: 03-10-2017</text:span></text:span></text:p>
              </table:table-cell>
            </table:table-row>
          </table:table>
        </text:section>
        <text:p text:style-name="P5"><text:span text:style-name="T11">3.2) 接着运行破解secureFX脚本</text:span><text:span text:style-name="T12"><text:line-break/>下载地址：</text:span><text:a xlink:type="simple" xlink:href="https://pan.baidu.com/s/1IEkUSimUcz6mzZ1dBdruVw" office:target-frame-name="_blank" xlink:show="new" text:style-name="Internet_20_link" text:visited-style-name="Visited_20_Internet_20_Link"><text:span text:style-name="T13">https://pan.baidu.com/s/1IEkUSimUcz6mzZ1dBdruVw</text:span></text:a><text:span text:style-name="T12"><text:line-break/>提取密码：xspg</text:span></text:p>
        <text:section text:style-name="Sect2" text:name="highlighter_941409">
          <table:table table:name="Table3" table:style-name="Table3">
            <table:table-column table:style-name="Table3.A"/>
            <table:table-column table:style-name="Table3.B"/>
            <table:table-row>
              <table:table-cell table:style-name="Table3.A1" office:value-type="string">
                <text:p text:style-name="P7">1</text:p>
              </table:table-cell>
              <table:table-cell table:style-name="Table3.A1" office:value-type="string">
                <text:p text:style-name="P9"><text:span text:style-name="Source_20_Text"><text:span text:style-name="T21">sudo</text:span></text:span><text:span text:style-name="T22"> </text:span><text:span text:style-name="Source_20_Text"><text:span text:style-name="T16">perl securefx_linux_crack.pl /usr/bin/SecureFX</text:span></text:span></text:p>
              </table:table-cell>
            </table:table-row>
          </table:table>
        </text:section>
        <text:p text:style-name="P5"><text:span text:style-name="T12">同样,上面脚本执行后, 也是按照下面的信息去</text:span><text:span text:style-name="Strong_20_Emphasis"><text:span text:style-name="T12">填写secureFX的License信息</text:span></text:span><text:span text:style-name="T12">了</text:span></text:p>
        <text:section text:style-name="Sect2" text:name="highlighter_217985">
          <table:table table:name="Table4" table:style-name="Table4">
            <table:table-column table:style-name="Table4.A"/>
            <table:table-column table:style-name="Table4.B"/>
            <text:soft-page-break/>
            <table:table-row>
              <table:table-cell table:style-name="Table4.A1" office:value-type="string">
                <text:p text:style-name="P7">1</text:p>
                <text:p text:style-name="P8">2</text:p>
                <text:p text:style-name="P7">3</text:p>
                <text:p text:style-name="P8">4</text:p>
                <text:p text:style-name="P7">5</text:p>
              </table:table-cell>
              <table:table-cell table:style-name="Table4.A1" office:value-type="string">
                <text:p text:style-name="P9"><text:span text:style-name="Source_20_Text"><text:span text:style-name="T16">Name: ygeR</text:span></text:span></text:p>
                <text:p text:style-name="P9"><text:span text:style-name="Source_20_Text"><text:span text:style-name="T17">Company: TEAM ZWT</text:span></text:span></text:p>
                <text:p text:style-name="P9"><text:span text:style-name="Source_20_Text"><text:span text:style-name="T16">Serial Number:06-70-001589</text:span></text:span></text:p>
                <text:p text:style-name="P9"><text:span text:style-name="Source_20_Text"><text:span text:style-name="T17">License Key: ACUYJV Q1V2QU 1YWRCN NBYCYK ABU767 D4PQHA S1C4NQ GVZDQF</text:span></text:span></text:p>
                <text:p text:style-name="P9"><text:span text:style-name="Source_20_Text"><text:span text:style-name="T16">Issue Date: 03-10-2017</text:span></text:span></text:p>
              </table:table-cell>
            </table:table-row>
          </table:table>
        </text:section>
        <text:p text:style-name="P3"><text:span text:style-name="T12">破解之后，打开secureCRT和secureFX就可以正常使用了。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Bitstream Vera Sans Mono', 'Courier New', Courier, monospace"/>
    <style:font-face style:name="Verdana" svg:font-family="Verdana, Arial, Helvetica, sans-serif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AR PL SungtiL GB" style:font-family-asian="'AR PL SungtiL GB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7:51:36.324460234</meta:creation-date>
    <dc:date>2019-12-02T17:53:07.441763327</dc:date>
    <meta:editing-duration>PT1M31S</meta:editing-duration>
    <meta:editing-cycles>1</meta:editing-cycles>
    <meta:document-statistic meta:table-count="4" meta:image-count="0" meta:object-count="0" meta:page-count="2" meta:paragraph-count="33" meta:word-count="490" meta:character-count="1392" meta:non-whitespace-character-count="1325"/>
    <meta:generator>LibreOffice/5.1.6.2$Linux_X86_64 LibreOffice_project/10m0$Build-2</meta:generator>
  </office:meta>
</office:document-meta>
</file>